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43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4.404cm"/>
    </style:style>
    <style:style style:name="co4" style:family="table-column">
      <style:table-column-properties fo:break-before="auto" style:column-width="46.0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DejaVu Sans Mono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3" style:family="table-cell" style:parent-style-name="Default">
      <style:table-cell-properties fo:border-bottom="0.002cm solid #000000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DejaVu Sans Mono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DejaVu Sans Mono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10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GSL NAME</text:p>
          </table:table-cell>
          <table:table-cell table:style-name="ce4" office:value-type="string">
            <text:p>IMPLEMENTED</text:p>
          </table:table-cell>
          <table:table-cell table:style-name="ce1" office:value-type="string">
            <text:p>NCAP FUNCTION CALL</text:p>
          </table:table-cell>
          <table:table-cell table:style-name="ce8" office:value-type="string">
            <text:p>GSL FUNCTION ARGUMENTS</text:p>
          </table:table-cell>
          <table:table-cell table:style-name="ce11" table:number-columns-repeated="252"/>
        </table:table-row>
        <table:table-row table:style-name="ro1">
          <table:table-cell table:style-name="ce2" office:value-type="string">
            <text:p>gsl_sf_airy_Ai_e</text:p>
          </table:table-cell>
          <table:table-cell table:style-name="ce5" office:value-type="string">
            <text:p>Y</text:p>
          </table:table-cell>
          <table:table-cell table:style-name="ce2" office:value-type="string">
            <text:p>gsl_sf_airy_Ai(dbl_expr)</text:p>
          </table:table-cell>
          <table:table-cell table:style-name="ce9" office:value-type="string">
            <text:p>gsl_sf_airy_Ai_e(const double x, const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B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Bi(dbl_expr)</text:p>
          </table:table-cell>
          <table:table-cell table:style-name="ce10" office:value-type="string">
            <text:p>gsl_sf_airy_Bi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Ai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Ai_scaled(dbl_expr)</text:p>
          </table:table-cell>
          <table:table-cell table:style-name="ce10" office:value-type="string">
            <text:p>gsl_sf_airy_Ai_scaled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Bi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Bi_scaled(dbl_expr)</text:p>
          </table:table-cell>
          <table:table-cell table:style-name="ce10" office:value-type="string">
            <text:p>gsl_sf_airy_Bi_scaled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Ai_deriv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Ai_deriv(dbl_expr)</text:p>
          </table:table-cell>
          <table:table-cell table:style-name="ce10" office:value-type="string">
            <text:p>gsl_sf_airy_Ai_deriv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Bi_deriv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Bi_deriv(dbl_expr)</text:p>
          </table:table-cell>
          <table:table-cell table:style-name="ce10" office:value-type="string">
            <text:p>gsl_sf_airy_Bi_deriv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Ai_deriv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Ai_deriv_scaled(dbl_expr)</text:p>
          </table:table-cell>
          <table:table-cell table:style-name="ce10" office:value-type="string">
            <text:p>gsl_sf_airy_Ai_deriv_scaled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Bi_deriv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Bi_deriv_scaled(dbl_expr)</text:p>
          </table:table-cell>
          <table:table-cell table:style-name="ce10" office:value-type="string">
            <text:p>gsl_sf_airy_Bi_deriv_scaled_e(const double x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zero_A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zero_Ai(uint_expr)</text:p>
          </table:table-cell>
          <table:table-cell table:style-name="ce10" office:value-type="string">
            <text:p>gsl_sf_airy_zero_Ai_e(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zero_B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zero_Bi(uint_expr)</text:p>
          </table:table-cell>
          <table:table-cell table:style-name="ce10" office:value-type="string">
            <text:p>gsl_sf_airy_zero_Bi_e(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zero_Ai_deriv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zero_Ai_deriv(uint_expr)</text:p>
          </table:table-cell>
          <table:table-cell table:style-name="ce10" office:value-type="string">
            <text:p>gsl_sf_airy_zero_Ai_deriv_e(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iry_zero_Bi_deriv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iry_zero_Bi_deriv(uint_expr)</text:p>
          </table:table-cell>
          <table:table-cell table:style-name="ce10" office:value-type="string">
            <text:p>gsl_sf_airy_zero_Bi_deriv_e(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0(dbl_expr)</text:p>
          </table:table-cell>
          <table:table-cell table:style-name="ce10" office:value-type="string">
            <text:p>gsl_sf_bessel_J0_e(const double x, <text:s/>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1(dbl_expr)</text:p>
          </table:table-cell>
          <table:table-cell table:style-name="ce10" office:value-type="string">
            <text:p>gsl_sf_bessel_J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n(int_expr,dbl_expr)</text:p>
          </table:table-cell>
          <table:table-cell table:style-name="ce10" office:value-type="string">
            <text:p>gsl_sf_bessel_Jn_e(int n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n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Jn_array(int,int,double,&amp;var_out)</text:p>
          </table:table-cell>
          <table:table-cell table:style-name="ce10" office:value-type="string">
            <text:p>gsl_sf_bessel_Jn_array(int nmin, int nmax,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0(dbl_expr)</text:p>
          </table:table-cell>
          <table:table-cell table:style-name="ce10" office:value-type="string">
            <text:p>gsl_sf_bessel_Y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1(dbl_expr)</text:p>
          </table:table-cell>
          <table:table-cell table:style-name="ce10" office:value-type="string">
            <text:p>gsl_sf_bessel_Y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n(int_expr,dbl_expr)</text:p>
          </table:table-cell>
          <table:table-cell table:style-name="ce10" office:value-type="string">
            <text:p>gsl_sf_bessel_Yn_e(int n,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n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n_array</text:p>
          </table:table-cell>
          <table:table-cell table:style-name="ce10" office:value-type="string">
            <text:p>gsl_sf_bessel_Yn_array(const int nmin, const int n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0(dbl_expr)</text:p>
          </table:table-cell>
          <table:table-cell table:style-name="ce10" office:value-type="string">
            <text:p>gsl_sf_bessel_I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1(dbl_expr)</text:p>
          </table:table-cell>
          <table:table-cell table:style-name="ce10" office:value-type="string">
            <text:p>gsl_sf_bessel_I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n(int_expr,dbl_expr)</text:p>
          </table:table-cell>
          <table:table-cell table:style-name="ce10" office:value-type="string">
            <text:p>gsl_sf_bessel_In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n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In_array(int,int,double,&amp;var_out)</text:p>
          </table:table-cell>
          <table:table-cell table:style-name="ce10" office:value-type="string">
            <text:p>gsl_sf_bessel_In_array(const int nmin, const int n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0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0_scaled(dbl_expr)</text:p>
          </table:table-cell>
          <table:table-cell table:style-name="ce10" office:value-type="string">
            <text:p>gsl_sf_bessel_I0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1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1_scaled(dbl_expr)</text:p>
          </table:table-cell>
          <table:table-cell table:style-name="ce10" office:value-type="string">
            <text:p>gsl_sf_bessel_I1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n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n_scaled(int_expr,dbl_expr)</text:p>
          </table:table-cell>
          <table:table-cell table:style-name="ce10" office:value-type="string">
            <text:p>gsl_sf_bessel_In_scaled_e(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n_scaled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us=gsl_sf_bessel_In_scaled_array(int,int,double,&amp;var_out)</text:p>
          </table:table-cell>
          <table:table-cell table:style-name="ce10" office:value-type="string">
            <text:p>gsl_sf_bessel_In_scaled_array(const int nmin, const int n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0(dbl_expr)</text:p>
          </table:table-cell>
          <table:table-cell table:style-name="ce10" office:value-type="string">
            <text:p>gsl_sf_bessel_K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1(dbl_expr)</text:p>
          </table:table-cell>
          <table:table-cell table:style-name="ce10" office:value-type="string">
            <text:p>gsl_sf_bessel_K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n(int_expr,dbl_expr)</text:p>
          </table:table-cell>
          <table:table-cell table:style-name="ce10" office:value-type="string">
            <text:p>gsl_sf_bessel_Kn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n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Kn_array(int,int,double,&amp;var_out)</text:p>
          </table:table-cell>
          <table:table-cell table:style-name="ce10" office:value-type="string">
            <text:p>gsl_sf_bessel_Kn_array(const int nmin, const int n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0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0_scaled(dbl_expr)</text:p>
          </table:table-cell>
          <table:table-cell table:style-name="ce10" office:value-type="string">
            <text:p>gsl_sf_bessel_K0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1_scaled_e 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1_scaled(dbl_expr)</text:p>
          </table:table-cell>
          <table:table-cell table:style-name="ce10" office:value-type="string">
            <text:p>gsl_sf_bessel_K1_scaled_e(const double x, gsl_sf_result * result); 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n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n_scaled(int_expr,dbl_expr)</text:p>
          </table:table-cell>
          <table:table-cell table:style-name="ce10" office:value-type="string">
            <text:p>gsl_sf_bessel_Kn_scaled_e(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n_scaled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Kn_scaled_array(int,int,double,&amp;var_out)</text:p>
          </table:table-cell>
          <table:table-cell table:style-name="ce10" office:value-type="string">
            <text:p>gsl_sf_bessel_Kn_scaled_array(const int nmin, const int n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0(dbl_expr)</text:p>
          </table:table-cell>
          <table:table-cell table:style-name="ce10" office:value-type="string">
            <text:p>gsl_sf_bessel_j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1(dbl_expr)</text:p>
          </table:table-cell>
          <table:table-cell table:style-name="ce10" office:value-type="string">
            <text:p>gsl_sf_bessel_j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2(dbl_expr)</text:p>
          </table:table-cell>
          <table:table-cell table:style-name="ce10" office:value-type="string">
            <text:p>gsl_sf_bessel_j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l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l(int_expr,dbl_expr)</text:p>
          </table:table-cell>
          <table:table-cell table:style-name="ce10" office:value-type="string">
            <text:p>gsl_sf_bessel_jl_e(const int l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l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jl_array(int,double,&amp;var_out)</text:p>
          </table:table-cell>
          <table:table-cell table:style-name="ce10" office:value-type="string">
            <text:p>gsl_sf_bessel_jl_array(const int l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l_steed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l_steed_array</text:p>
          </table:table-cell>
          <table:table-cell table:style-name="ce10" office:value-type="string">
            <text:p>gsl_sf_bessel_jl_steed_array(const int lmax, const double x, double * jl_x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0(dbl_expr)</text:p>
          </table:table-cell>
          <table:table-cell table:style-name="ce10" office:value-type="string">
            <text:p>gsl_sf_bessel_y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1(dbl_expr)</text:p>
          </table:table-cell>
          <table:table-cell table:style-name="ce10" office:value-type="string">
            <text:p>gsl_sf_bessel_y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2(dbl_expr)</text:p>
          </table:table-cell>
          <table:table-cell table:style-name="ce10" office:value-type="string">
            <text:p>gsl_sf_bessel_y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l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l(int_expr,dbl_expr)</text:p>
          </table:table-cell>
          <table:table-cell table:style-name="ce10" office:value-type="string">
            <text:p>gsl_sf_bessel_yl_e(int l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l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yl_array(int,double,&amp;var_out)</text:p>
          </table:table-cell>
          <table:table-cell table:style-name="ce10" office:value-type="string">
            <text:p>gsl_sf_bessel_yl_array(const int l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0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0_scaled(dbl_expr)</text:p>
          </table:table-cell>
          <table:table-cell table:style-name="ce10" office:value-type="string">
            <text:p>gsl_sf_bessel_i0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1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1_scaled(dbl_expr)</text:p>
          </table:table-cell>
          <table:table-cell table:style-name="ce10" office:value-type="string">
            <text:p>gsl_sf_bessel_i1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2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2_scaled(dbl_expr)</text:p>
          </table:table-cell>
          <table:table-cell table:style-name="ce10" office:value-type="string">
            <text:p>gsl_sf_bessel_i2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l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l_scaled(int_expr,dbl_expr)</text:p>
          </table:table-cell>
          <table:table-cell table:style-name="ce10" office:value-type="string">
            <text:p>gsl_sf_bessel_il_scaled_e(const int l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l_scaled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il_scaled_array(int,double,&amp;var_out)</text:p>
          </table:table-cell>
          <table:table-cell table:style-name="ce10" office:value-type="string">
            <text:p>gsl_sf_bessel_il_scaled_array(const int l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0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0_scaled(dbl_expr)</text:p>
          </table:table-cell>
          <table:table-cell table:style-name="ce10" office:value-type="string">
            <text:p>gsl_sf_bessel_k0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1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1_scaled(dbl_expr)</text:p>
          </table:table-cell>
          <table:table-cell table:style-name="ce10" office:value-type="string">
            <text:p>gsl_sf_bessel_k1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2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2_scaled(dbl_expr)</text:p>
          </table:table-cell>
          <table:table-cell table:style-name="ce10" office:value-type="string">
            <text:p>gsl_sf_bessel_k2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l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l_scaled(int_expr,dbl_expr)</text:p>
          </table:table-cell>
          <table:table-cell table:style-name="ce10" office:value-type="string">
            <text:p>gsl_sf_bessel_kl_scaled_e(int l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l_scaled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bessel_kl_scaled_array(int,double,&amp;var_out)</text:p>
          </table:table-cell>
          <table:table-cell table:style-name="ce10" office:value-type="string">
            <text:p>gsl_sf_bessel_kl_scaled_array(const int l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Jnu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Jnu(dbl_expr,dbl_expr)</text:p>
          </table:table-cell>
          <table:table-cell table:style-name="ce10" office:value-type="string">
            <text:p>gsl_sf_bessel_Jnu_e(const double nu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Ynu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Ynu(dbl_expr,dbl_expr)</text:p>
          </table:table-cell>
          <table:table-cell table:style-name="ce10" office:value-type="string">
            <text:p>gsl_sf_bessel_Ynu_e(double nu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sequence_Jnu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bessel_sequence_Jnu</text:p>
          </table:table-cell>
          <table:table-cell table:style-name="ce10" office:value-type="string">
            <text:p>gsl_sf_bessel_sequence_Jnu_e(double nu, gsl_mode_t mode, size_t size, double * v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nu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nu_scaled(dbl_expr,dbl_expr)</text:p>
          </table:table-cell>
          <table:table-cell table:style-name="ce10" office:value-type="string">
            <text:p>gsl_sf_bessel_Inu_scaled_e(double nu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Inu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Inu(dbl_expr,dbl_expr)</text:p>
          </table:table-cell>
          <table:table-cell table:style-name="ce10" office:value-type="string">
            <text:p>gsl_sf_bessel_Inu_e(double nu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nu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nu_scaled(dbl_expr,dbl_expr)</text:p>
          </table:table-cell>
          <table:table-cell table:style-name="ce10" office:value-type="string">
            <text:p>gsl_sf_bessel_Knu_scaled_e(const double nu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Knu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Knu(dbl_expr,dbl_expr)</text:p>
          </table:table-cell>
          <table:table-cell table:style-name="ce10" office:value-type="string">
            <text:p>gsl_sf_bessel_Knu_e(const double nu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lnKnu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lnKnu(dbl_expr,dbl_expr)</text:p>
          </table:table-cell>
          <table:table-cell table:style-name="ce10" office:value-type="string">
            <text:p>gsl_sf_bessel_lnKnu_e(const double nu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zero_J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zero_J0(uint_expr)</text:p>
          </table:table-cell>
          <table:table-cell table:style-name="ce10" office:value-type="string">
            <text:p>gsl_sf_bessel_zero_J0_e(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zero_J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ssel_zero_J1(uint_expr)</text:p>
          </table:table-cell>
          <table:table-cell table:style-name="ce10" office:value-type="string">
            <text:p>gsl_sf_bessel_zero_J1_e(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ssel_zero_Jnu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bessel_zero_Jnu</text:p>
          </table:table-cell>
          <table:table-cell table:style-name="ce10" office:value-type="string">
            <text:p>gsl_sf_bessel_zero_Jnu_e(double nu, unsigned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lause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lausen(dbl_expr)</text:p>
          </table:table-cell>
          <table:table-cell table:style-name="ce10" office:value-type="string">
            <text:p>gsl_sf_clausen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drogenicR_1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hydrogenicR_1</text:p>
          </table:table-cell>
          <table:table-cell table:style-name="ce10" office:value-type="string">
            <text:p>gsl_sf_hydrogenicR_1_e(const double Z, const double r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drogenic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hydrogenicR</text:p>
          </table:table-cell>
          <table:table-cell table:style-name="ce10" office:value-type="string">
            <text:p>gsl_sf_hydrogenicR_e(const int n, const int l, const double Z, const double r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wave_FG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wave_FG</text:p>
          </table:table-cell>
          <table:table-cell table:style-name="ce10" office:value-type="string">
            <text:p>gsl_sf_coulomb_wave_FG_e(const double eta, const double x, const double lam_F, const int <text:s/>k_lam_G, gsl_sf_result * F, gsl_sf_result * Fp, gsl_sf_result * G, gsl_sf_result * Gp, double * exp_F, double * exp_G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wave_F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wave_F_array</text:p>
          </table:table-cell>
          <table:table-cell table:style-name="ce10" office:value-type="string">
            <text:p>gsl_sf_coulomb_wave_F_array(double lam_min, int kmax, double eta, double x, double * fc_array, double * F_exponen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wave_FG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wave_FG_array</text:p>
          </table:table-cell>
          <table:table-cell table:style-name="ce10" office:value-type="string">
            <text:p>gsl_sf_coulomb_wave_FG_array(double lam_min, int kmax, double eta, double x, double * fc_array, double * gc_array, double * F_exponent, double * G_exponen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wave_FGp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wave_FGp_array</text:p>
          </table:table-cell>
          <table:table-cell table:style-name="ce10" office:value-type="string">
            <text:p>gsl_sf_coulomb_wave_FGp_array(double lam_min, int kmax, double eta, double x, double * fc_array, double * fcp_array, double * gc_array, doub le * gcp_array, double * F_exponent, double * G_exponen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wave_sphF_array 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wave_sphF_array </text:p>
          </table:table-cell>
          <table:table-cell table:style-name="ce10" office:value-type="string">
            <text:p>gsl_sf_coulomb_wave_sphF_array(double lam_min, int kmax, double eta, double x, double * fc_array, double * F_exponent); 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CL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CL</text:p>
          </table:table-cell>
          <table:table-cell table:style-name="ce10" office:value-type="string">
            <text:p>gsl_sf_coulomb_CL_e(double L, double eta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lomb_CL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lomb_CL_array</text:p>
          </table:table-cell>
          <table:table-cell table:style-name="ce10" office:value-type="string">
            <text:p>gsl_sf_coulomb_CL_array(double Lmin, int kmax, double eta, double * cl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pling_3j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pling_3j</text:p>
          </table:table-cell>
          <table:table-cell table:style-name="ce10" office:value-type="string">
            <text:p>gsl_sf_coupling_3j_e(int two_ja, int two_jb, int two_jc,int two_ma, int two_mb, int two_mc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pling_6j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pling_6j</text:p>
          </table:table-cell>
          <table:table-cell table:style-name="ce10" office:value-type="string">
            <text:p>gsl_sf_coupling_6j_e(int two_ja, int two_jb, int two_jc,int two_jd, int two_je, int two_jf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pling_RacahW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pling_RacahW</text:p>
          </table:table-cell>
          <table:table-cell table:style-name="ce10" office:value-type="string">
            <text:p>gsl_sf_coupling_RacahW_e(int two_ja, int two_jb, int two_jc,int two_jd, int two_je, int two_jf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pling_9j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upling_9j</text:p>
          </table:table-cell>
          <table:table-cell table:style-name="ce10" office:value-type="string">
            <text:p>gsl_sf_coupling_9j_e(int two_ja, int two_jb, int two_jc, int two_jd, int two_je, int two_jf, int two_jg, int two_jh, int two_ji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upling_6j_INCORRECT_e</text:p>
          </table:table-cell>
          <table:table-cell table:style-name="ce6" office:value-type="string">
            <text:p>N </text:p>
          </table:table-cell>
          <table:table-cell table:style-name="ce3" office:value-type="string">
            <text:p>gsl_sf_coupling_6j_INCORRECT</text:p>
          </table:table-cell>
          <table:table-cell table:style-name="ce10" office:value-type="string">
            <text:p>gsl_sf_coupling_6j_INCORRECT_e(int two_ja, int two_jb, int two_jc,int two_jd, int two_je, int two_jf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awso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awson(dbl_expr)</text:p>
          </table:table-cell>
          <table:table-cell table:style-name="ce10" office:value-type="string">
            <text:p>gsl_sf_dawson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ebye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ebye_1(dbl_expr)</text:p>
          </table:table-cell>
          <table:table-cell table:style-name="ce10" office:value-type="string">
            <text:p>gsl_sf_debye_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ebye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ebye_2(dbl_expr)</text:p>
          </table:table-cell>
          <table:table-cell table:style-name="ce10" office:value-type="string">
            <text:p>gsl_sf_debye_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ebye_3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ebye_3(dbl_expr)</text:p>
          </table:table-cell>
          <table:table-cell table:style-name="ce10" office:value-type="string">
            <text:p>gsl_sf_debye_3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ebye_4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ebye_4(dbl_expr)</text:p>
          </table:table-cell>
          <table:table-cell table:style-name="ce10" office:value-type="string">
            <text:p>gsl_sf_debye_4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ebye_5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ebye_5(dbl_expr)</text:p>
          </table:table-cell>
          <table:table-cell table:style-name="ce10" office:value-type="string">
            <text:p>gsl_sf_debye_5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ebye_6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ebye_6(dbl_expr)</text:p>
          </table:table-cell>
          <table:table-cell table:style-name="ce10" office:value-type="string">
            <text:p>gsl_sf_debye_6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ilog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dilog</text:p>
          </table:table-cell>
          <table:table-cell table:style-name="ce10" office:value-type="string">
            <text:p>gsl_sf_dilog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dilog_xy_e 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dilog_xy_e </text:p>
          </table:table-cell>
          <table:table-cell table:style-name="ce10" office:value-type="string">
            <text:p>gsl_sf_complex_dilog_xy_e(const double x, const double y, gsl_sf_result * result_re, gsl_sf_result * result_im); 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dilog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dilog</text:p>
          </table:table-cell>
          <table:table-cell table:style-name="ce10" office:value-type="string">
            <text:p>gsl_sf_complex_dilog_e(const double r, const double theta, gsl_sf_result * result_re, gsl_sf_result * result_im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spence_xy_e <text:s/>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spence_xy_e <text:s/></text:p>
          </table:table-cell>
          <table:table-cell table:style-name="ce10" office:value-type="string">
            <text:p>gsl_sf_complex_spence_xy_e(const double x, const double y, gsl_sf_result * real_sp, gsl_sf_result * imag_sp); <text:s/>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ultiply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ultiply</text:p>
          </table:table-cell>
          <table:table-cell table:style-name="ce10" office:value-type="string">
            <text:p>gsl_sf_multiply_e(const double x, const double y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ultiply_er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ultiply_err</text:p>
          </table:table-cell>
          <table:table-cell table:style-name="ce10" office:value-type="string">
            <text:p>gsl_sf_multiply_err_e(const double x, const double dx, const double y, const double dy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Kcom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Kcomp(dbl_expr)</text:p>
          </table:table-cell>
          <table:table-cell table:style-name="ce10" office:value-type="string">
            <text:p>gsl_sf_ellint_Kcomp_e(double k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Ecom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Ecomp(dbl_expr)</text:p>
          </table:table-cell>
          <table:table-cell table:style-name="ce10" office:value-type="string">
            <text:p>gsl_sf_ellint_Ecomp_e(double k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Pcom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Pcomp(dbl_expr,dbl_expr)</text:p>
          </table:table-cell>
          <table:table-cell table:style-name="ce10" office:value-type="string">
            <text:p>gsl_sf_ellint_Pcomp_e(double k, double n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Dcom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Dcomp(dbl_expr)</text:p>
          </table:table-cell>
          <table:table-cell table:style-name="ce10" office:value-type="string">
            <text:p>gsl_sf_ellint_Dcomp_e(double k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F(dbl_expr,dbl_expr)</text:p>
          </table:table-cell>
          <table:table-cell table:style-name="ce10" office:value-type="string">
            <text:p>gsl_sf_ellint_F_e(double phi, double k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E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E(dbl_expr,dbl_expr)</text:p>
          </table:table-cell>
          <table:table-cell table:style-name="ce10" office:value-type="string">
            <text:p>gsl_sf_ellint_E_e(double phi, double k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P(dbl_expr,dbl_expr,dbl_expr)</text:p>
          </table:table-cell>
          <table:table-cell table:style-name="ce10" office:value-type="string">
            <text:p>gsl_sf_ellint_P_e(double phi, double k, double n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D(dbl_expr,dbl_expr,dbl_expr)</text:p>
          </table:table-cell>
          <table:table-cell table:style-name="ce10" office:value-type="string">
            <text:p>gsl_sf_ellint_D_e(double phi, double k, double n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RC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RC(dbl_expr,dbl_expr)</text:p>
          </table:table-cell>
          <table:table-cell table:style-name="ce10" office:value-type="string">
            <text:p>gsl_sf_ellint_RC_e(double x, double y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R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RD(dbl_expr,dbl_expr,dbl_expr)</text:p>
          </table:table-cell>
          <table:table-cell table:style-name="ce10" office:value-type="string">
            <text:p>gsl_sf_ellint_RD_e(double x, double y, double z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R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RF(dbl_expr,dbl_expr,dbl_expr)</text:p>
          </table:table-cell>
          <table:table-cell table:style-name="ce10" office:value-type="string">
            <text:p>gsl_sf_ellint_RF_e(double x, double y, double z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int_RJ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llint_RJ(dbl_expr,dbl_expr,dbl_expr,dbl_expr)</text:p>
          </table:table-cell>
          <table:table-cell table:style-name="ce10" office:value-type="string">
            <text:p>gsl_sf_ellint_RJ_e(double x, double y, double z, double p, gsl_mode_t mode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lljac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elljac</text:p>
          </table:table-cell>
          <table:table-cell table:style-name="ce10" office:value-type="string">
            <text:p>gsl_sf_elljac_e(double u, double m, double * sn, double * cn, double * dn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rfc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rfc(dbl_expr)</text:p>
          </table:table-cell>
          <table:table-cell table:style-name="ce10" office:value-type="string">
            <text:p>gsl_sf_erfc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og_erfc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og_erfc(dbl_expr)</text:p>
          </table:table-cell>
          <table:table-cell table:style-name="ce10" office:value-type="string">
            <text:p>gsl_sf_log_erfc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r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rf(dbl_expr)</text:p>
          </table:table-cell>
          <table:table-cell table:style-name="ce10" office:value-type="string">
            <text:p>gsl_sf_erf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rf_Z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rf_Z(dbl_expr)</text:p>
          </table:table-cell>
          <table:table-cell table:style-name="ce10" office:value-type="string">
            <text:p>gsl_sf_erf_Z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rf_Q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rf_Q(dbl_expr)</text:p>
          </table:table-cell>
          <table:table-cell table:style-name="ce10" office:value-type="string">
            <text:p>gsl_sf_erf_Q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azar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azard(dbl_expr)</text:p>
          </table:table-cell>
          <table:table-cell table:style-name="ce10" office:value-type="string">
            <text:p>gsl_sf_hazard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(dbl_expr)</text:p>
          </table:table-cell>
          <table:table-cell table:style-name="ce10" office:value-type="string">
            <text:p>gsl_sf_exp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e10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exp_e10</text:p>
          </table:table-cell>
          <table:table-cell table:style-name="ce10" office:value-type="string">
            <text:p>gsl_sf_exp_e10_e(const double x, gsl_sf_result_e10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mul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_mult(dbl_expr,dbl_expr)</text:p>
          </table:table-cell>
          <table:table-cell table:style-name="ce10" office:value-type="string">
            <text:p>gsl_sf_exp_mult_e(const double x, const double y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mult_e10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exp_mult_e10</text:p>
          </table:table-cell>
          <table:table-cell table:style-name="ce10" office:value-type="string">
            <text:p>gsl_sf_exp_mult_e10_e(const double x, const double y, gsl_sf_result_e10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m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m1(dbl_expr)</text:p>
          </table:table-cell>
          <table:table-cell table:style-name="ce10" office:value-type="string">
            <text:p>gsl_sf_expm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rel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rel(dbl_expr)</text:p>
          </table:table-cell>
          <table:table-cell table:style-name="ce10" office:value-type="string">
            <text:p>gsl_sf_exprel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rel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rel_2(dbl_expr)</text:p>
          </table:table-cell>
          <table:table-cell table:style-name="ce10" office:value-type="string">
            <text:p>gsl_sf_exprel_2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rel_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rel_n(int_expr,dbl_expr)</text:p>
          </table:table-cell>
          <table:table-cell table:style-name="ce10" office:value-type="string">
            <text:p>gsl_sf_exprel_n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err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_err(dbl_expr,dbl_expr)</text:p>
          </table:table-cell>
          <table:table-cell table:style-name="ce10" office:value-type="string">
            <text:p>gsl_sf_exp_err_e(const double x, const double d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err_e10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exp_err_e10</text:p>
          </table:table-cell>
          <table:table-cell table:style-name="ce10" office:value-type="string">
            <text:p>gsl_sf_exp_err_e10_e(const double x, const double dx, gsl_sf_result_e10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mult_er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exp_mult_err</text:p>
          </table:table-cell>
          <table:table-cell table:style-name="ce10" office:value-type="string">
            <text:p>gsl_sf_exp_mult_err_e(const double x, const double dx, const double y, const double dy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_mult_err_e10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exp_mult_err_e10</text:p>
          </table:table-cell>
          <table:table-cell table:style-name="ce10" office:value-type="string">
            <text:p>gsl_sf_exp_mult_err_e10_e(const double x, const double dx, const double y, const double dy, gsl_sf_result_e10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1(dbl_expr)</text:p>
          </table:table-cell>
          <table:table-cell table:style-name="ce10" office:value-type="string">
            <text:p>gsl_sf_expint_E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2(dbl_expr)</text:p>
          </table:table-cell>
          <table:table-cell table:style-name="ce10" office:value-type="string">
            <text:p>gsl_sf_expint_E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n(int_expr,dbl_expr)</text:p>
          </table:table-cell>
          <table:table-cell table:style-name="ce10" office:value-type="string">
            <text:p>gsl_sf_expint_En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1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1_scaled(dbl_expr)</text:p>
          </table:table-cell>
          <table:table-cell table:style-name="ce10" office:value-type="string">
            <text:p>gsl_sf_expint_E1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2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2_scaled(dbl_expr)</text:p>
          </table:table-cell>
          <table:table-cell table:style-name="ce10" office:value-type="string">
            <text:p>gsl_sf_expint_E2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n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n_scaled(int_expr,dbl_expr)</text:p>
          </table:table-cell>
          <table:table-cell table:style-name="ce10" office:value-type="string">
            <text:p>gsl_sf_expint_En_scaled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i(dbl_expr)</text:p>
          </table:table-cell>
          <table:table-cell table:style-name="ce10" office:value-type="string">
            <text:p>gsl_sf_expint_Ei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Ei_scale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Ei_scaled(dbl_expr)</text:p>
          </table:table-cell>
          <table:table-cell table:style-name="ce10" office:value-type="string">
            <text:p>gsl_sf_expint_Ei_scaled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h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Shi(dbl_expr)</text:p>
          </table:table-cell>
          <table:table-cell table:style-name="ce10" office:value-type="string">
            <text:p>gsl_sf_Shi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h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hi(dbl_expr)</text:p>
          </table:table-cell>
          <table:table-cell table:style-name="ce10" office:value-type="string">
            <text:p>gsl_sf_Chi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xpint_3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xpint_3(dbl_expr)</text:p>
          </table:table-cell>
          <table:table-cell table:style-name="ce10" office:value-type="string">
            <text:p>gsl_sf_expint_3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Si(dbl_expr)</text:p>
          </table:table-cell>
          <table:table-cell table:style-name="ce10" office:value-type="string">
            <text:p>gsl_sf_Si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i(dbl_expr)</text:p>
          </table:table-cell>
          <table:table-cell table:style-name="ce10" office:value-type="string">
            <text:p>gsl_sf_Ci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tan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atanint(dbl_expr)</text:p>
          </table:table-cell>
          <table:table-cell table:style-name="ce10" office:value-type="string">
            <text:p>gsl_sf_atanint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m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m1(dbl_expr)</text:p>
          </table:table-cell>
          <table:table-cell table:style-name="ce10" office:value-type="string">
            <text:p>gsl_sf_fermi_dirac_m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0(dbl_expr)</text:p>
          </table:table-cell>
          <table:table-cell table:style-name="ce10" office:value-type="string">
            <text:p>gsl_sf_fermi_dirac_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1(dbl_expr)</text:p>
          </table:table-cell>
          <table:table-cell table:style-name="ce10" office:value-type="string">
            <text:p>gsl_sf_fermi_dirac_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2(dbl_expr)</text:p>
          </table:table-cell>
          <table:table-cell table:style-name="ce10" office:value-type="string">
            <text:p>gsl_sf_fermi_dirac_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int(int_expr,dbl_expr)</text:p>
          </table:table-cell>
          <table:table-cell table:style-name="ce10" office:value-type="string">
            <text:p>gsl_sf_fermi_dirac_int_e(const int j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mhal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mhalf(dbl_expr)</text:p>
          </table:table-cell>
          <table:table-cell table:style-name="ce10" office:value-type="string">
            <text:p>gsl_sf_fermi_dirac_mhalf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hal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half(dbl_expr)</text:p>
          </table:table-cell>
          <table:table-cell table:style-name="ce10" office:value-type="string">
            <text:p>gsl_sf_fermi_dirac_half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3hal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3half(dbl_expr)</text:p>
          </table:table-cell>
          <table:table-cell table:style-name="ce10" office:value-type="string">
            <text:p>gsl_sf_fermi_dirac_3half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ermi_dirac_inc_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ermi_dirac_inc_0(dbl_expr,dbl_expr)</text:p>
          </table:table-cell>
          <table:table-cell table:style-name="ce10" office:value-type="string">
            <text:p>gsl_sf_fermi_dirac_inc_0_e(const double x, const double b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gamm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ngamma(dbl_expr)</text:p>
          </table:table-cell>
          <table:table-cell table:style-name="ce10" office:value-type="string">
            <text:p>gsl_sf_lngamma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gamma_sg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gamma_sgn </text:p>
          </table:table-cell>
          <table:table-cell table:style-name="ce10" office:value-type="string">
            <text:p>gsl_sf_lngamma_sgn_e(double x, gsl_sf_result * result_lg, double *sgn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amm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amma(dbl_expr)</text:p>
          </table:table-cell>
          <table:table-cell table:style-name="ce10" office:value-type="string">
            <text:p>gsl_sf_gamma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ammastar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ammastar(dbl_expr)</text:p>
          </table:table-cell>
          <table:table-cell table:style-name="ce10" office:value-type="string">
            <text:p>gsl_sf_gammastar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ammainv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ammainv(dbl_expr)</text:p>
          </table:table-cell>
          <table:table-cell table:style-name="ce10" office:value-type="string">
            <text:p>gsl_sf_gammainv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gamma_complex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gamma_complex</text:p>
          </table:table-cell>
          <table:table-cell table:style-name="ce10" office:value-type="string">
            <text:p>gsl_sf_lngamma_complex_e(double zr, double zi, gsl_sf_result * lnr, gsl_sf_result * arg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taylorcoef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taylorcoeff(int_expr,dbl_expr)</text:p>
          </table:table-cell>
          <table:table-cell table:style-name="ce10" office:value-type="string">
            <text:p>gsl_sf_taylorcoeff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fac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fact(uint_expr)</text:p>
          </table:table-cell>
          <table:table-cell table:style-name="ce10" office:value-type="string">
            <text:p>gsl_sf_fact_e(const unsigned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doublefac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doublefact(uint_expr)</text:p>
          </table:table-cell>
          <table:table-cell table:style-name="ce10" office:value-type="string">
            <text:p>gsl_sf_doublefact_e(const unsigned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fac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nfact(uint_expr)</text:p>
          </table:table-cell>
          <table:table-cell table:style-name="ce10" office:value-type="string">
            <text:p>gsl_sf_lnfact_e(const unsigned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doublefac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ndoublefact(uint_expr)</text:p>
          </table:table-cell>
          <table:table-cell table:style-name="ce10" office:value-type="string">
            <text:p>gsl_sf_lndoublefact_e(const unsigned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choose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choose</text:p>
          </table:table-cell>
          <table:table-cell table:style-name="ce10" office:value-type="string">
            <text:p>gsl_sf_lnchoose_e(unsigned int n, unsigned int m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hoose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hoose</text:p>
          </table:table-cell>
          <table:table-cell table:style-name="ce10" office:value-type="string">
            <text:p>gsl_sf_choose_e(unsigned int n, unsigned int m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poch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npoch(dbl_expr,dbl_expr)</text:p>
          </table:table-cell>
          <table:table-cell table:style-name="ce10" office:value-type="string">
            <text:p>gsl_sf_lnpoch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poch_sg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poch_sgn</text:p>
          </table:table-cell>
          <table:table-cell table:style-name="ce10" office:value-type="string">
            <text:p>gsl_sf_lnpoch_sgn_e(const double a, const double x, gsl_sf_result * result, double * sgn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och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och(dbl_expr,dbl_expr)</text:p>
          </table:table-cell>
          <table:table-cell table:style-name="ce10" office:value-type="string">
            <text:p>gsl_sf_poch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ochrel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ochrel(dbl_expr,dbl_expr)</text:p>
          </table:table-cell>
          <table:table-cell table:style-name="ce10" office:value-type="string">
            <text:p>gsl_sf_pochrel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amma_inc_Q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amma_inc_Q(dbl_expr,dbl_expr)</text:p>
          </table:table-cell>
          <table:table-cell table:style-name="ce10" office:value-type="string">
            <text:p>gsl_sf_gamma_inc_Q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amma_inc_P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amma_inc_P(dbl_expr,dbl_expr)</text:p>
          </table:table-cell>
          <table:table-cell table:style-name="ce10" office:value-type="string">
            <text:p>gsl_sf_gamma_inc_P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amma_inc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amma_inc(dbl_expr,dbl_expr)</text:p>
          </table:table-cell>
          <table:table-cell table:style-name="ce10" office:value-type="string">
            <text:p>gsl_sf_gamma_inc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bet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nbeta(dbl_expr,dbl_expr)</text:p>
          </table:table-cell>
          <table:table-cell table:style-name="ce10" office:value-type="string">
            <text:p>gsl_sf_lnbeta_e(const double a, const double b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beta_sg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beta_sgn</text:p>
          </table:table-cell>
          <table:table-cell table:style-name="ce10" office:value-type="string">
            <text:p>gsl_sf_lnbeta_sgn_e(const double x, const double y, gsl_sf_result * result, double * sgn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t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beta(dbl_expr,dbl_expr)</text:p>
          </table:table-cell>
          <table:table-cell table:style-name="ce10" office:value-type="string">
            <text:p>gsl_sf_beta_e(const double a, const double b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beta_inc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beta_inc</text:p>
          </table:table-cell>
          <table:table-cell table:style-name="ce10" office:value-type="string">
            <text:p>gsl_sf_beta_inc_e(const double a, const double b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egenpoly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egenpoly_1(dbl_expr,dbl_expr)</text:p>
          </table:table-cell>
          <table:table-cell table:style-name="ce10" office:value-type="string">
            <text:p>gsl_sf_gegenpoly_1_e(double lambda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egenpoly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egenpoly_2(dbl_expr,dbl_expr)</text:p>
          </table:table-cell>
          <table:table-cell table:style-name="ce10" office:value-type="string">
            <text:p>gsl_sf_gegenpoly_2_e(double lambda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egenpoly_3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egenpoly_3(dbl_expr,dbl_expr)</text:p>
          </table:table-cell>
          <table:table-cell table:style-name="ce10" office:value-type="string">
            <text:p>gsl_sf_gegenpoly_3_e(double lambda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egenpoly_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gegenpoly_n</text:p>
          </table:table-cell>
          <table:table-cell table:style-name="ce10" office:value-type="string">
            <text:p>gsl_sf_gegenpoly_n_e(int n, double lambda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gegenpoly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gegenpoly_array</text:p>
          </table:table-cell>
          <table:table-cell table:style-name="ce10" office:value-type="string">
            <text:p>gsl_sf_gegenpoly_array(int nmax, double lambda,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0F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0F1(dbl_expr,dbl_expr)</text:p>
          </table:table-cell>
          <table:table-cell table:style-name="ce10" office:value-type="string">
            <text:p>gsl_sf_hyperg_0F1_e(double c,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1F1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1F1_int(int_expr,int_expr,dbl_expr)</text:p>
          </table:table-cell>
          <table:table-cell table:style-name="ce10" office:value-type="string">
            <text:p>gsl_sf_hyperg_1F1_int_e(const int m, 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1F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1F1(dbl_expr,dbl_expr,dbl_expr)</text:p>
          </table:table-cell>
          <table:table-cell table:style-name="ce10" office:value-type="string">
            <text:p>gsl_sf_hyperg_1F1_e(const double a, const double b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U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U_int(int_expr,int_expr,dbl_expr)</text:p>
          </table:table-cell>
          <table:table-cell table:style-name="ce10" office:value-type="string">
            <text:p>gsl_sf_hyperg_U_int_e(const int m, 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U_int_e10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hyperg_U_int_e10</text:p>
          </table:table-cell>
          <table:table-cell table:style-name="ce10" office:value-type="string">
            <text:p>gsl_sf_hyperg_U_int_e10_e(const int m, const int n, const double x, gsl_sf_result_e10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U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U(dbl_expr,dbl_expr,dbl_expr)</text:p>
          </table:table-cell>
          <table:table-cell table:style-name="ce10" office:value-type="string">
            <text:p>gsl_sf_hyperg_U_e(const double a, const double b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U_e10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hyperg_U_e10</text:p>
          </table:table-cell>
          <table:table-cell table:style-name="ce10" office:value-type="string">
            <text:p>gsl_sf_hyperg_U_e10_e(const double a, const double b, const double x, gsl_sf_result_e10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2F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2F1(dbl_expr,dbl_expr,dbl_expr,dbl_expr)</text:p>
          </table:table-cell>
          <table:table-cell table:style-name="ce10" office:value-type="string">
            <text:p>gsl_sf_hyperg_2F1_e(double a, double b, const double c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2F1_conj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2F1_conj(dbl_expr,dbl_expr,dbl_expr,dbl_expr)</text:p>
          </table:table-cell>
          <table:table-cell table:style-name="ce10" office:value-type="string">
            <text:p>gsl_sf_hyperg_2F1_conj_e(const double aR, const double aI, const double c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2F1_renorm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2F1_renorm(dbl_expr,dbl_expr,dbl_expr,dbl_expr)</text:p>
          </table:table-cell>
          <table:table-cell table:style-name="ce10" office:value-type="string">
            <text:p>gsl_sf_hyperg_2F1_renorm_e(const double a, const double b, const double c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2F1_conj_renorm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2F1_conj_renorm(dbl_expr,dbl_expr,dbl_expr,dbl_expr)</text:p>
          </table:table-cell>
          <table:table-cell table:style-name="ce10" office:value-type="string">
            <text:p>gsl_sf_hyperg_2F1_conj_renorm_e(const double aR, const double aI, const double c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erg_2F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yperg_2F0(dbl_expr,dbl_expr,dbl_expr)</text:p>
          </table:table-cell>
          <table:table-cell table:style-name="ce10" office:value-type="string">
            <text:p>gsl_sf_hyperg_2F0_e(const double a, const double b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aguerre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aguerre_1(dbl_expr,dbl_expr)</text:p>
          </table:table-cell>
          <table:table-cell table:style-name="ce10" office:value-type="string">
            <text:p>gsl_sf_laguerre_1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aguerre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aguerre_2(dbl_expr,dbl_expr)</text:p>
          </table:table-cell>
          <table:table-cell table:style-name="ce10" office:value-type="string">
            <text:p>gsl_sf_laguerre_2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aguerre_3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aguerre_3(dbl_expr,dbl_expr)</text:p>
          </table:table-cell>
          <table:table-cell table:style-name="ce10" office:value-type="string">
            <text:p>gsl_sf_laguerre_3_e(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aguerre_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aguerre_n(int_expr,dbl_expr,dbl_expr)</text:p>
          </table:table-cell>
          <table:table-cell table:style-name="ce10" office:value-type="string">
            <text:p>gsl_sf_laguerre_n_e(const int n, const double 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ambert_W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ambert_W0(dbl_expr)</text:p>
          </table:table-cell>
          <table:table-cell table:style-name="ce10" office:value-type="string">
            <text:p>gsl_sf_lambert_W0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ambert_Wm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ambert_Wm1(dbl_expr)</text:p>
          </table:table-cell>
          <table:table-cell table:style-name="ce10" office:value-type="string">
            <text:p>gsl_sf_lambert_Wm1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l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Pl(int_expr,dbl_expr)</text:p>
          </table:table-cell>
          <table:table-cell table:style-name="ce10" office:value-type="string">
            <text:p>gsl_sf_legendre_Pl_e(const int l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l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legendre_Pl_array(int,double,&amp;var_out)</text:p>
          </table:table-cell>
          <table:table-cell table:style-name="ce10" office:value-type="string">
            <text:p>gsl_sf_legendre_Pl_array(const int lmax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l_deriv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egendre_Pl_deriv_array</text:p>
          </table:table-cell>
          <table:table-cell table:style-name="ce10" office:value-type="string">
            <text:p>gsl_sf_legendre_Pl_deriv_array(const int lmax, const double x, double * result_array, double * result_deriv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P1(dbl_expr)</text:p>
          </table:table-cell>
          <table:table-cell table:style-name="ce10" office:value-type="string">
            <text:p>gsl_sf_legendre_P1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P2(dbl_expr)</text:p>
          </table:table-cell>
          <table:table-cell table:style-name="ce10" office:value-type="string">
            <text:p>gsl_sf_legendre_P2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3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P3(dbl_expr)</text:p>
          </table:table-cell>
          <table:table-cell table:style-name="ce10" office:value-type="string">
            <text:p>gsl_sf_legendre_P3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Q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Q0(dbl_expr)</text:p>
          </table:table-cell>
          <table:table-cell table:style-name="ce10" office:value-type="string">
            <text:p>gsl_sf_legendre_Q0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Q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Q1(dbl_expr)</text:p>
          </table:table-cell>
          <table:table-cell table:style-name="ce10" office:value-type="string">
            <text:p>gsl_sf_legendre_Q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Ql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Ql(int_expr,dbl_expr)</text:p>
          </table:table-cell>
          <table:table-cell table:style-name="ce10" office:value-type="string">
            <text:p>gsl_sf_legendre_Ql_e(const int l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lm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Plm(int_expr,int_expr,dbl_expr)</text:p>
          </table:table-cell>
          <table:table-cell table:style-name="ce10" office:value-type="string">
            <text:p>gsl_sf_legendre_Plm_e(const int l, const int m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lm_array 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legendre_Plm_array(int,int,double,&amp;var_out) </text:p>
          </table:table-cell>
          <table:table-cell table:style-name="ce10" office:value-type="string">
            <text:p>gsl_sf_legendre_Plm_array(const int lmax, const int m, const double x, double * result_array); 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Plm_deriv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egendre_Plm_deriv_array</text:p>
          </table:table-cell>
          <table:table-cell table:style-name="ce10" office:value-type="string">
            <text:p>gsl_sf_legendre_Plm_deriv_array(const int lmax, const int m, const double x, double * result_array, double * result_deriv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sphPlm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sphPlm(int_expr,int_expr,dbl_expr)</text:p>
          </table:table-cell>
          <table:table-cell table:style-name="ce10" office:value-type="string">
            <text:p>gsl_sf_legendre_sphPlm_e(const int l, int m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sphPlm_array</text:p>
          </table:table-cell>
          <table:table-cell table:style-name="ce6" office:value-type="string">
            <text:p>Y</text:p>
          </table:table-cell>
          <table:table-cell table:style-name="ce3" office:value-type="string">
            <text:p>status=gsl_sf_legendre_sphPlm_array(int,int,double,&amp;var_out)</text:p>
          </table:table-cell>
          <table:table-cell table:style-name="ce10" office:value-type="string">
            <text:p>gsl_sf_legendre_sphPlm_array(const int lmax, int m, const double x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sphPlm_deriv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egendre_sphPlm_deriv_array</text:p>
          </table:table-cell>
          <table:table-cell table:style-name="ce10" office:value-type="string">
            <text:p>gsl_sf_legendre_sphPlm_deriv_array(const int lmax, const int m, const double x, double * result_array, double * result_deriv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array_siz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egendre_array_size</text:p>
          </table:table-cell>
          <table:table-cell table:style-name="ce10" office:value-type="string">
            <text:p>gsl_sf_legendre_array_size(const int lmax, const int m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nicalP_hal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onicalP_half(dbl_expr,dbl_expr)</text:p>
          </table:table-cell>
          <table:table-cell table:style-name="ce10" office:value-type="string">
            <text:p>gsl_sf_conicalP_half_e(const double lambd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nicalP_mhalf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onicalP_mhalf(dbl_expr,dbl_expr)</text:p>
          </table:table-cell>
          <table:table-cell table:style-name="ce10" office:value-type="string">
            <text:p>gsl_sf_conicalP_mhalf_e(const double lambd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nicalP_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onicalP_0(dbl_expr,dbl_expr)</text:p>
          </table:table-cell>
          <table:table-cell table:style-name="ce10" office:value-type="string">
            <text:p>gsl_sf_conicalP_0_e(const double lambd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nicalP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onicalP_1(dbl_expr,dbl_expr)</text:p>
          </table:table-cell>
          <table:table-cell table:style-name="ce10" office:value-type="string">
            <text:p>gsl_sf_conicalP_1_e(const double lambd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nicalP_sph_reg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onicalP_sph_reg(int_expr,dbl_expr,dbl_expr)</text:p>
          </table:table-cell>
          <table:table-cell table:style-name="ce10" office:value-type="string">
            <text:p>gsl_sf_conicalP_sph_reg_e(const int l, const double lambd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nicalP_cyl_reg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conicalP_cyl_reg(int_expr,dbl_expr,dbl_expr)</text:p>
          </table:table-cell>
          <table:table-cell table:style-name="ce10" office:value-type="string">
            <text:p>gsl_sf_conicalP_cyl_reg_e(const int m, const double lambda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H3d_0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H3d_0(dbl_expr,dbl_expr)</text:p>
          </table:table-cell>
          <table:table-cell table:style-name="ce10" office:value-type="string">
            <text:p>gsl_sf_legendre_H3d_0_e(const double lambda, const double eta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H3d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H3d_1(dbl_expr,dbl_expr)</text:p>
          </table:table-cell>
          <table:table-cell table:style-name="ce10" office:value-type="string">
            <text:p>gsl_sf_legendre_H3d_1_e(const double lambda, const double eta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H3d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egendre_H3d(int_expr,dbl_expr,dbl_expr)</text:p>
          </table:table-cell>
          <table:table-cell table:style-name="ce10" office:value-type="string">
            <text:p>gsl_sf_legendre_H3d_e(const int l, const double lambda, const double eta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H3d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egendre_H3d_array</text:p>
          </table:table-cell>
          <table:table-cell table:style-name="ce10" office:value-type="string">
            <text:p>gsl_sf_legendre_H3d_array(const int lmax, const double lambda, const double eta, double * result_arra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egendre_array_siz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egendre_array_size</text:p>
          </table:table-cell>
          <table:table-cell table:style-name="ce10" office:value-type="string">
            <text:p>gsl_sf_legendre_array_size(const int lmax, const int m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og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og(dbl_expr)</text:p>
          </table:table-cell>
          <table:table-cell table:style-name="ce10" office:value-type="string">
            <text:p>gsl_sf_log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og_abs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og_abs(dbl_expr)</text:p>
          </table:table-cell>
          <table:table-cell table:style-name="ce10" office:value-type="string">
            <text:p>gsl_sf_log_abs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log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log</text:p>
          </table:table-cell>
          <table:table-cell table:style-name="ce10" office:value-type="string">
            <text:p>gsl_sf_complex_log_e(const double zr, const double zi, gsl_sf_result * lnr, gsl_sf_result * theta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og_1plusx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og_1plusx(dbl_expr)</text:p>
          </table:table-cell>
          <table:table-cell table:style-name="ce10" office:value-type="string">
            <text:p>gsl_sf_log_1plusx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og_1plusx_mx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log_1plusx_mx(dbl_expr)</text:p>
          </table:table-cell>
          <table:table-cell table:style-name="ce10" office:value-type="string">
            <text:p>gsl_sf_log_1plusx_mx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a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a_array</text:p>
          </table:table-cell>
          <table:table-cell table:style-name="ce10" office:value-type="string">
            <text:p>gsl_sf_mathieu_a_array(int order_min, int order_max, double qq, gsl_sf_mathieu_workspace *work, double result_array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b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b_array</text:p>
          </table:table-cell>
          <table:table-cell table:style-name="ce10" office:value-type="string">
            <text:p>gsl_sf_mathieu_b_array(int order_min, int order_max, double qq, <text:s/>gsl_sf_mathieu_workspace *work, double result_array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a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a</text:p>
          </table:table-cell>
          <table:table-cell table:style-name="ce10" office:value-type="string">
            <text:p>gsl_sf_mathieu_a(int order, double qq, gsl_sf_result *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b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b</text:p>
          </table:table-cell>
          <table:table-cell table:style-name="ce10" office:value-type="string">
            <text:p>gsl_sf_mathieu_b(int order, double qq, gsl_sf_result *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a_coeff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a_coeff</text:p>
          </table:table-cell>
          <table:table-cell table:style-name="ce10" office:value-type="string">
            <text:p>gsl_sf_mathieu_a_coeff(int order, double qq, double aa, double coeff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b_coeff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b_coeff</text:p>
          </table:table-cell>
          <table:table-cell table:style-name="ce10" office:value-type="string">
            <text:p>gsl_sf_mathieu_b_coeff(int order, double qq, double aa, double coeff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c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ce</text:p>
          </table:table-cell>
          <table:table-cell table:style-name="ce10" office:value-type="string">
            <text:p>gsl_sf_mathieu_ce(int order, double qq, double zz, gsl_sf_result *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s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se</text:p>
          </table:table-cell>
          <table:table-cell table:style-name="ce10" office:value-type="string">
            <text:p>gsl_sf_mathieu_se(int order, double qq, double zz, gsl_sf_result *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ce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ce_array</text:p>
          </table:table-cell>
          <table:table-cell table:style-name="ce10" office:value-type="string">
            <text:p>gsl_sf_mathieu_ce_array(int nmin, int nmax, double qq, double zz, gsl_sf_mathieu_workspace *work, double result_array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se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se_array</text:p>
          </table:table-cell>
          <table:table-cell table:style-name="ce10" office:value-type="string">
            <text:p>gsl_sf_mathieu_se_array(int nmin, int nmax, double qq, double zz, gsl_sf_mathieu_workspace *work, double result_array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Mc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Mc</text:p>
          </table:table-cell>
          <table:table-cell table:style-name="ce10" office:value-type="string">
            <text:p>gsl_sf_mathieu_Mc(int kind, int order, double qq, double zz, gsl_sf_result *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Ms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Ms</text:p>
          </table:table-cell>
          <table:table-cell table:style-name="ce10" office:value-type="string">
            <text:p>gsl_sf_mathieu_Ms(int kind, int order, double qq, double zz, gsl_sf_result *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Mc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Mc_array</text:p>
          </table:table-cell>
          <table:table-cell table:style-name="ce10" office:value-type="string">
            <text:p>gsl_sf_mathieu_Mc_array(int kind, int nmin, int nmax, double qq, double zz, gsl_sf_mathieu_workspace *work, double result_array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mathieu_Ms_array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mathieu_Ms_array</text:p>
          </table:table-cell>
          <table:table-cell table:style-name="ce10" office:value-type="string">
            <text:p>gsl_sf_mathieu_Ms_array(int kind, int nmin, int nmax, double qq, double zz, gsl_sf_mathieu_workspace *work, double result_array[]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ow_int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pow_int</text:p>
          </table:table-cell>
          <table:table-cell table:style-name="ce10" office:value-type="string">
            <text:p>gsl_sf_pow_int_e(double x,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si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si_int(int_expr)</text:p>
          </table:table-cell>
          <table:table-cell table:style-name="ce10" office:value-type="string">
            <text:p>gsl_sf_psi_int_e(const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si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si(dbl_expr)</text:p>
          </table:table-cell>
          <table:table-cell table:style-name="ce10" office:value-type="string">
            <text:p>gsl_sf_psi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si_1piy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si_1piy(dbl_expr)</text:p>
          </table:table-cell>
          <table:table-cell table:style-name="ce10" office:value-type="string">
            <text:p>gsl_sf_psi_1piy_e(const double y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psi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psi</text:p>
          </table:table-cell>
          <table:table-cell table:style-name="ce10" office:value-type="string">
            <text:p>gsl_sf_complex_psi_e( <text:s/>const double x, const double y, gsl_sf_result * result_re, gsl_sf_result * result_im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si_1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si_1_int(int_expr)</text:p>
          </table:table-cell>
          <table:table-cell table:style-name="ce10" office:value-type="string">
            <text:p>gsl_sf_psi_1_int_e(const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si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si_1(dbl_expr)</text:p>
          </table:table-cell>
          <table:table-cell table:style-name="ce10" office:value-type="string">
            <text:p>gsl_sf_psi_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si_n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psi_n(int_expr,dbl_expr)</text:p>
          </table:table-cell>
          <table:table-cell table:style-name="ce10" office:value-type="string">
            <text:p>gsl_sf_psi_n_e(const int n, 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ynchrotron_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synchrotron_1(dbl_expr)</text:p>
          </table:table-cell>
          <table:table-cell table:style-name="ce10" office:value-type="string">
            <text:p>gsl_sf_synchrotron_1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ynchrotron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synchrotron_2(dbl_expr)</text:p>
          </table:table-cell>
          <table:table-cell table:style-name="ce10" office:value-type="string">
            <text:p>gsl_sf_synchrotron_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transport_2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transport_2(dbl_expr)</text:p>
          </table:table-cell>
          <table:table-cell table:style-name="ce10" office:value-type="string">
            <text:p>gsl_sf_transport_2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transport_3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transport_3(dbl_expr)</text:p>
          </table:table-cell>
          <table:table-cell table:style-name="ce10" office:value-type="string">
            <text:p>gsl_sf_transport_3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transport_4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transport_4(dbl_expr)</text:p>
          </table:table-cell>
          <table:table-cell table:style-name="ce10" office:value-type="string">
            <text:p>gsl_sf_transport_4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transport_5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transport_5(dbl_expr)</text:p>
          </table:table-cell>
          <table:table-cell table:style-name="ce10" office:value-type="string">
            <text:p>gsl_sf_transport_5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i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sin</text:p>
          </table:table-cell>
          <table:table-cell table:style-name="ce10" office:value-type="string">
            <text:p>gsl_sf_sin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s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s</text:p>
          </table:table-cell>
          <table:table-cell table:style-name="ce10" office:value-type="string">
            <text:p>gsl_sf_cos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ypot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hypot</text:p>
          </table:table-cell>
          <table:table-cell table:style-name="ce10" office:value-type="string">
            <text:p>gsl_sf_hypot_e(const double x, const double y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si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sin</text:p>
          </table:table-cell>
          <table:table-cell table:style-name="ce10" office:value-type="string">
            <text:p>gsl_sf_complex_sin_e(const double zr, const double zi, gsl_sf_result * szr, gsl_sf_result * szi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cos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cos</text:p>
          </table:table-cell>
          <table:table-cell table:style-name="ce10" office:value-type="string">
            <text:p>gsl_sf_complex_cos_e(const double zr, const double zi, gsl_sf_result * czr, gsl_sf_result * czi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mplex_logsin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mplex_logsin</text:p>
          </table:table-cell>
          <table:table-cell table:style-name="ce10" office:value-type="string">
            <text:p>gsl_sf_complex_logsin_e(const double zr, const double zi, gsl_sf_result * lszr, gsl_sf_result * lszi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inc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sinc</text:p>
          </table:table-cell>
          <table:table-cell table:style-name="ce10" office:value-type="string">
            <text:p>gsl_sf_sinc_e(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sinh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sinh</text:p>
          </table:table-cell>
          <table:table-cell table:style-name="ce10" office:value-type="string">
            <text:p>gsl_sf_lnsinh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lncosh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lncosh</text:p>
          </table:table-cell>
          <table:table-cell table:style-name="ce10" office:value-type="string">
            <text:p>gsl_sf_lncosh_e(const double 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polar_to_rect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polar_to_rect</text:p>
          </table:table-cell>
          <table:table-cell table:style-name="ce10" office:value-type="string">
            <text:p>gsl_sf_polar_to_rect(const double r, const double theta, gsl_sf_result * x, gsl_sf_result * y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rect_to_polar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rect_to_polar</text:p>
          </table:table-cell>
          <table:table-cell table:style-name="ce10" office:value-type="string">
            <text:p>gsl_sf_rect_to_polar(const double x, const double y, gsl_sf_result * r, gsl_sf_result * theta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sin_er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sin_err</text:p>
          </table:table-cell>
          <table:table-cell table:style-name="ce10" office:value-type="string">
            <text:p>gsl_sf_sin_err_e(const double x, const double d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cos_er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cos_err</text:p>
          </table:table-cell>
          <table:table-cell table:style-name="ce10" office:value-type="string">
            <text:p>gsl_sf_cos_err_e(const double x, const double dx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ngle_restrict_symm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angle_restrict_symm</text:p>
          </table:table-cell>
          <table:table-cell table:style-name="ce10" office:value-type="string">
            <text:p>gsl_sf_angle_restrict_symm_e(double * theta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ngle_restrict_pos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angle_restrict_pos</text:p>
          </table:table-cell>
          <table:table-cell table:style-name="ce10" office:value-type="string">
            <text:p>gsl_sf_angle_restrict_pos_e(double * theta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ngle_restrict_symm_er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angle_restrict_symm_err</text:p>
          </table:table-cell>
          <table:table-cell table:style-name="ce10" office:value-type="string">
            <text:p>gsl_sf_angle_restrict_symm_err_e(const double theta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angle_restrict_pos_err_e</text:p>
          </table:table-cell>
          <table:table-cell table:style-name="ce6" office:value-type="string">
            <text:p>N</text:p>
          </table:table-cell>
          <table:table-cell table:style-name="ce3" office:value-type="string">
            <text:p>gsl_sf_angle_restrict_pos_err</text:p>
          </table:table-cell>
          <table:table-cell table:style-name="ce10" office:value-type="string">
            <text:p>gsl_sf_angle_restrict_pos_err_e(const double theta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zeta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zeta_int(int_expr)</text:p>
          </table:table-cell>
          <table:table-cell table:style-name="ce10" office:value-type="string">
            <text:p>gsl_sf_zeta_int_e(const 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zet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zeta(dbl_expr)</text:p>
          </table:table-cell>
          <table:table-cell table:style-name="ce10" office:value-type="string">
            <text:p>gsl_sf_zeta_e(const double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zetam1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zetam1(dbl_expr)</text:p>
          </table:table-cell>
          <table:table-cell table:style-name="ce10" office:value-type="string">
            <text:p>gsl_sf_zetam1_e(const double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zetam1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zetam1_int(int_expr)</text:p>
          </table:table-cell>
          <table:table-cell table:style-name="ce10" office:value-type="string">
            <text:p>gsl_sf_zetam1_int_e(const int s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hzet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hzeta(dbl_expr,dbl_expr)</text:p>
          </table:table-cell>
          <table:table-cell table:style-name="ce10" office:value-type="string">
            <text:p>gsl_sf_hzeta_e(const double s, const double q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ta_int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ta_int(int_expr)</text:p>
          </table:table-cell>
          <table:table-cell table:style-name="ce10" office:value-type="string">
            <text:p>gsl_sf_eta_int_e(int n, gsl_sf_result * result)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sl_sf_eta_e</text:p>
          </table:table-cell>
          <table:table-cell table:style-name="ce6" office:value-type="string">
            <text:p>Y</text:p>
          </table:table-cell>
          <table:table-cell table:style-name="ce3" office:value-type="string">
            <text:p>gsl_sf_eta(dbl_expr)</text:p>
          </table:table-cell>
          <table:table-cell table:style-name="ce10" office:value-type="string">
            <text:p>gsl_sf_eta_e(const double s, gsl_sf_result * result);</text:p>
          </table:table-cell>
          <table:table-cell table:number-columns-repeated="252"/>
        </table:table-row>
        <table:table-row table:style-name="ro1" table:number-rows-repeated="652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11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9T03:40:37</meta:creation-date>
    <dc:date>2009-01-22T05:11:01</dc:date>
    <meta:editing-cycles>10</meta:editing-cycles>
    <meta:editing-duration>PT8H0M0S</meta:editing-duration>
    <meta:user-defined meta:name="Info 1"/>
    <meta:user-defined meta:name="Info 2"/>
    <meta:user-defined meta:name="Info 3"/>
    <meta:user-defined meta:name="Info 4"/>
    <meta:document-statistic meta:table-count="3" meta:cell-count="1128"/>
  </office:meta>
</office:document-meta>
</file>